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5000002257189036CDFC4F57F.png" manifest:media-type="image/png"/>
  <manifest:file-entry manifest:full-path="Pictures/1000000100000205000002256ADB629D54940FC8.png" manifest:media-type="image/png"/>
  <manifest:file-entry manifest:full-path="Pictures/10000001000002050000022595204907E75B958E.png" manifest:media-type="image/png"/>
  <manifest:file-entry manifest:full-path="Pictures/100000010000020500000226E057625727540B80.png" manifest:media-type="image/png"/>
  <manifest:file-entry manifest:full-path="Pictures/100000010000020500000225AF1580855ECF54CE.png" manifest:media-type="image/png"/>
  <manifest:file-entry manifest:full-path="Pictures/10000001000001A1000001BD2B49F66C6DC70B0C.png" manifest:media-type="image/png"/>
  <manifest:file-entry manifest:full-path="Pictures/10000001000003840000038428AEA1C071CD94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5cm" svg:height="19.25cm" svg:x="0.75cm" svg:y="0.75cm">
          <draw:image xlink:href="Pictures/10000001000003840000038428AEA1C071CD9425.png" xlink:type="simple" xlink:show="embed" xlink:actuate="onLoad" draw:mime-type="image/png">
            <text:p/>
          </draw:image>
        </draw:frame>
        <draw:frame draw:style-name="gr1" draw:text-style-name="P1" draw:layer="layout" svg:width="1.75cm" svg:height="1.858cm" svg:x="4.25cm" svg:y="16.554cm">
          <draw:image xlink:href="Pictures/100000010000020500000225AF1580855ECF54CE.png" xlink:type="simple" xlink:show="embed" xlink:actuate="onLoad" draw:mime-type="image/png">
            <text:p/>
          </draw:image>
        </draw:frame>
        <draw:frame draw:style-name="gr1" draw:text-style-name="P1" draw:layer="layout" svg:width="1.75cm" svg:height="1.858cm" svg:x="4.25cm" svg:y="9.5cm">
          <draw:image xlink:href="Pictures/10000001000002050000022595204907E75B958E.png" xlink:type="simple" xlink:show="embed" xlink:actuate="onLoad" draw:mime-type="image/png">
            <text:p/>
          </draw:image>
        </draw:frame>
        <draw:frame draw:style-name="gr1" draw:text-style-name="P1" draw:layer="layout" svg:width="2.231cm" svg:height="2.369cm" svg:x="7.769cm" svg:y="7.5cm">
          <draw:image xlink:href="Pictures/1000000100000205000002256ADB629D54940FC8.png" xlink:type="simple" xlink:show="embed" xlink:actuate="onLoad" draw:mime-type="image/png">
            <text:p/>
          </draw:image>
        </draw:frame>
        <draw:frame draw:style-name="gr1" draw:text-style-name="P1" draw:layer="layout" svg:width="2.185cm" svg:height="2.32cm" svg:x="10.579cm" svg:y="5.68cm">
          <draw:image xlink:href="Pictures/1000000100000205000002257189036CDFC4F57F.png" xlink:type="simple" xlink:show="embed" xlink:actuate="onLoad" draw:mime-type="image/png">
            <text:p/>
          </draw:image>
        </draw:frame>
        <draw:frame draw:style-name="gr1" draw:text-style-name="P1" draw:layer="layout" svg:width="2.35cm" svg:height="2.5cm" svg:x="17.25cm" svg:y="2.75cm">
          <draw:image xlink:href="Pictures/100000010000020500000226E057625727540B80.png" xlink:type="simple" xlink:show="embed" xlink:actuate="onLoad" draw:mime-type="image/png">
            <text:p/>
          </draw:image>
        </draw:frame>
        <draw:frame draw:style-name="gr1" draw:text-style-name="P1" draw:layer="layout" svg:width="2.471cm" svg:height="2.637cm" svg:x="10.5cm" svg:y="12cm">
          <draw:image xlink:href="Pictures/10000001000001A1000001BD2B49F66C6DC70B0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27T18:24:55.811193695</meta:creation-date>
    <dc:date>2024-08-27T18:35:47.065555399</dc:date>
    <meta:editing-duration>PT10M51S</meta:editing-duration>
    <meta:editing-cycles>2</meta:editing-cycles>
    <meta:generator>LibreOffice/7.3.7.2$Linux_X86_64 LibreOffice_project/30$Build-2</meta:generator>
    <meta:document-statistic meta:object-count="7"/>
  </office:meta>
</office:document-meta>
</file>